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66806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officeooo:rsid="000a14f6"/>
    </style:style>
    <style:style style:name="T114" style:family="text">
      <style:text-properties officeooo:rsid="005714b7"/>
    </style:style>
    <style:style style:name="T115" style:family="text">
      <style:text-properties officeooo:rsid="00880dbe"/>
    </style:style>
    <style:style style:name="T116" style:family="text">
      <style:text-properties officeooo:rsid="007c6d62"/>
    </style:style>
    <style:style style:name="T117" style:family="text">
      <style:text-properties officeooo:rsid="01c4f176"/>
    </style:style>
    <style:style style:name="T118" style:family="text">
      <style:text-properties officeooo:rsid="03b4652d"/>
    </style:style>
    <style:style style:name="T119" style:family="text">
      <style:text-properties officeooo:rsid="0473a949"/>
    </style:style>
    <style:style style:name="T120" style:family="text">
      <style:text-properties officeooo:rsid="0387836c"/>
    </style:style>
    <style:style style:name="T121" style:family="text">
      <style:text-properties officeooo:rsid="023c6ef8"/>
    </style:style>
    <style:style style:name="T122" style:family="text">
      <style:text-properties officeooo:rsid="023d86f1"/>
    </style:style>
    <style:style style:name="T123" style:family="text">
      <style:text-properties officeooo:rsid="02f83ef8"/>
    </style:style>
    <style:style style:name="T124" style:family="text">
      <style:text-properties officeooo:rsid="030feb5b"/>
    </style:style>
    <style:style style:name="T125" style:family="text">
      <style:text-properties officeooo:rsid="03106751"/>
    </style:style>
    <style:style style:name="T126" style:family="text">
      <style:text-properties officeooo:rsid="0303035b"/>
    </style:style>
    <style:style style:name="T127" style:family="text">
      <style:text-properties officeooo:rsid="01dff054"/>
    </style:style>
    <style:style style:name="T128" style:family="text">
      <style:text-properties officeooo:rsid="03ea566d"/>
    </style:style>
    <style:style style:name="T129" style:family="text">
      <style:text-properties officeooo:rsid="03fcb8c3"/>
    </style:style>
    <style:style style:name="T130" style:family="text">
      <style:text-properties officeooo:rsid="04084c6f"/>
    </style:style>
    <style:style style:name="T131" style:family="text">
      <style:text-properties officeooo:rsid="040e98cf"/>
    </style:style>
    <style:style style:name="T132" style:family="text">
      <style:text-properties officeooo:rsid="0417ef4b"/>
    </style:style>
    <style:style style:name="T133" style:family="text">
      <style:text-properties officeooo:rsid="041d8615"/>
    </style:style>
    <style:style style:name="T134" style:family="text">
      <style:text-properties officeooo:rsid="041ffa80"/>
    </style:style>
    <style:style style:name="T135" style:family="text">
      <style:text-properties officeooo:rsid="0421e741"/>
    </style:style>
    <style:style style:name="T136" style:family="text">
      <style:text-properties officeooo:rsid="04260fb7"/>
    </style:style>
    <style:style style:name="T137" style:family="text">
      <style:text-properties officeooo:rsid="042b898a"/>
    </style:style>
    <style:style style:name="T138" style:family="text">
      <style:text-properties officeooo:rsid="042ffee7"/>
    </style:style>
    <style:style style:name="T139" style:family="text">
      <style:text-properties officeooo:rsid="0435dfbc"/>
    </style:style>
    <style:style style:name="T140" style:family="text">
      <style:text-properties officeooo:rsid="04441e06"/>
    </style:style>
    <style:style style:name="T141" style:family="text">
      <style:text-properties officeooo:rsid="045154b3"/>
    </style:style>
    <style:style style:name="T142" style:family="text">
      <style:text-properties officeooo:rsid="045657ac"/>
    </style:style>
    <style:style style:name="T143" style:family="text">
      <style:text-properties officeooo:rsid="0456d277"/>
    </style:style>
    <style:style style:name="T144" style:family="text">
      <style:text-properties officeooo:rsid="04617afd"/>
    </style:style>
    <style:style style:name="T145" style:family="text">
      <style:text-properties officeooo:rsid="0466806b"/>
    </style:style>
    <style:style style:name="T146" style:family="text">
      <style:text-properties officeooo:rsid="04684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17">Esser-</text:span>Skala, 20<text:span text:style-name="T125">20</text:span></text:p>
      <text:p text:style-name="P15"/>
      <text:p text:style-name="P15"/>
      <text:p text:style-name="P10">© 20<text:span text:style-name="T125">20</text:span> by Wolfgang <text:span text:style-name="T117">Esser-</text:span>Skala. This edition is licensed under the Creative Commons Attribution<text:span text:style-name="T115">-NonCommercial-ShareAlike</text:span> 4.0 International License. To view a copy of this license, visit http://creativecommons.org/licenses/by<text:span text:style-name="T116">-nc-sa</text:span>/4.0/. </text:p>
      <text:p text:style-name="P9"/>
      <text:p text:style-name="P11">Music engraving by LilyPond 2.18.0 (http://www.lilypond.org).<text:span text:style-name="T114"><text:line-break/>Front matter</text:span> typeset with EB Garamond (http://www.georgduffner.at/ebgaramond).</text:p>
      <text:p text:style-name="P15"/>
      <text:p text:style-name="P8">First <text:span text:style-name="T117">version</text:span>, <text:span text:style-name="T125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2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1">https://digital.staatsbibliothek-berlin.de/werkansicht/?PPN=PPN798409592<text:line-break/><text:tab/></text:span>(siglum<text:span text:style-name="T119"> </text:span>Mus.<text:span text:style-name="T121">ms. 18710</text:span>)</text:p>
      <text:p text:style-name="P2"/>
      <text:p text:style-name="P6">In general, this edition closely follows the <text:span text:style-name="T120">manuscript. </text:span>Any<text:span text:style-name="T123"> </text:span>changes <text:span text:style-name="T11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26">A, alto; B, basso; Ev, Evengelist; </text:span>Ms, manuscript;<text:span text:style-name="T121"> </text:span>org, organ; <text:span text:style-name="T127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text:tab/></text:span><text:span text:style-name="T78">45<text:tab/>org<text:tab/>3rd eighth in Ms: d8</text:span><text:span text:style-name="T86"><text:line-break/></text:span><text:soft-page-break/><text:span text:style-name="T86"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org<text:tab/>1–6<text:tab/>bars missing in Ms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4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18">Esser-</text:span>Skala</text:p>
      <text:p text:style-name="P13"/>
      <text:p text:style-name="P13"/>
      <text:p text:style-name="P14"/>
      <text:p text:style-name="P20"><text:line-break/><text:span text:style-name="T128">C O N T E N T S</text:span></text:p>
      <text:p text:style-name="P17"/>
      <text:p text:style-name="P12"/>
      <text:p text:style-name="P61">l u k a s <text:s text:c="2"/>x x i i</text:p>
      <text:p text:style-name="P23"/>
      <text:p text:style-name="P23"><text:span text:style-name="T145">1.</text:span>1<text:tab/><text:span text:style-name="T128">Coro</text:span>: <text:tab/><text:span text:style-name="T128">Beſpiegelt euch in Jeſu Leiden<text:tab/>1</text:span><text:line-break/><text:line-break/><text:span text:style-name="T122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45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45">1.3</text:span><text:tab/>Recitativo:<text:tab/>Und Jeſus ging hinau<text:span text:style-name="T129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45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45">1.5</text:span><text:tab/>Recitativo:<text:tab/>Und als <text:span text:style-name="T134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45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45">1.</text:span>7<text:tab/>Recitativo:<text:tab/>Und es kam, daß <text:span text:style-name="T135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45">1.</text:span>8<text:tab/>Aria:<text:tab/>Wie quälet ſich das höchſte Guth<text:tab/>1<text:span text:style-name="T5"><text:line-break/><text:line-break/></text:span><text:span text:style-name="T130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45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31">Jeſus</text:span><text:span text:style-name="T39"><text:tab/>Juda! verrätheſt du des Menſchen Sohn<text:line-break/><text:tab/>mit einem Kuß?<text:line-break/><text:line-break/></text:span><text:span text:style-name="T131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45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45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32">Jeſus</text:span><text:span text:style-name="T42"><text:tab/>Laßet ſie doch ſo ferne machen.<text:line-break/><text:line-break/></text:span><text:span text:style-name="T132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45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45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33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33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36">Magd I</text:span><text:span text:style-name="T54"><text:tab/>Dieſer Jünger war auch mit Ihm.<text:line-break/><text:line-break/></text:span><text:span text:style-name="T136">Evageliſt</text:span><text:span text:style-name="T54"><text:tab/> Er aber verleugnete Ihn und ſprach:<text:line-break/><text:line-break/></text:span><text:span text:style-name="T136">Petrus</text:span><text:span text:style-name="T54"><text:tab/>Weib, ich kenne Sein nicht.</text:span></text:p>
      <text:p text:style-name="P44"/>
      <text:p text:style-name="P44"/>
      <text:p text:style-name="P47"><text:span text:style-name="T145">1.1</text:span>4<text:tab/>Aria:<text:tab/>Gepr<text:span text:style-name="T137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45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38">Evangeliſt</text:span><text:span text:style-name="T62"><text:tab/>Petrus aber ſprach:<text:line-break/><text:line-break/></text:span><text:span text:style-name="T138">Petrus</text:span><text:span text:style-name="T62"><text:tab/>Menſch, ich weiß nicht, was du ſag</text:span><text:span text:style-name="T67">e</text:span><text:span text:style-name="T62">ſt.<text:line-break/><text:line-break/></text:span><text:span text:style-name="T138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39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45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40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45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45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41">Chor</text:span><text:span text:style-name="T88"><text:tab/>Weisſage, wer iſts, der dich ſchlug?<text:line-break/><text:line-break/></text:span><text:span text:style-name="T141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42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42">Evangeliſt</text:span><text:span text:style-name="T94"><text:tab/>Er ſprach aber zu ihnen:<text:line-break/><text:line-break/></text:span><text:span text:style-name="T142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42">Evangeliſt</text:span><text:span text:style-name="T94"><text:tab/>Da ſprachen ſie alle:</text:span><text:span text:style-name="T95"><text:line-break/><text:line-break/></text:span><text:span text:style-name="T143">Chor</text:span><text:span text:style-name="T95"><text:tab/>Biſtu denn Gottes Sohn?<text:line-break/><text:line-break/></text:span><text:span text:style-name="T143">Evangeliſt</text:span><text:span text:style-name="T95"><text:tab/>Er ſprach zu ihnen:<text:line-break/><text:line-break/></text:span><text:span text:style-name="T143">Jeſus</text:span><text:span text:style-name="T95"><text:tab/>Ihr ſagets, denn ich bins.<text:line-break/><text:line-break/></text:span><text:span text:style-name="T143">Evangeliſt</text:span><text:span text:style-name="T95"><text:tab/>Sie aber ſprachen:</text:span></text:p>
      <text:p text:style-name="P54"/>
      <text:p text:style-name="P54"/>
      <text:p text:style-name="P57"><text:span text:style-name="T145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45">1.</text:span>20<text:tab/>Aria:<text:tab/>Mund der Wahrheit<text:tab/>1<text:span text:style-name="T5"><text:line-break/><text:line-break/></text:span>Al<text:span text:style-name="T144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61">l u k a s <text:s text:c="2"/>x x i i i</text:p>
      <text:p text:style-name="P59"/>
      <text:p text:style-name="P60">2.1<text:tab/>Recitativo:<text:tab/>Und der gantze Hauffe ſt<text:span text:style-name="T146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3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4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0T20:05:55.861474378</dc:date>
    <dc:creator>Wolfgang Skala</dc:creator>
    <meta:editing-duration>P10DT18H7M57S</meta:editing-duration>
    <meta:editing-cycles>1010</meta:editing-cycles>
    <meta:generator>LibreOffice/4.2.8.2$Linux_X86_64 LibreOffice_project/420m0$Build-2</meta:generator>
    <meta:document-statistic meta:table-count="0" meta:image-count="1" meta:object-count="0" meta:page-count="10" meta:paragraph-count="37" meta:word-count="2064" meta:character-count="11778" meta:non-whitespace-character-count="9500"/>
  </office:meta>
</office:document-meta>
</file>